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eration Serif" fo:font-size="12pt" fo:font-style="normal" officeooo:paragraph-rsid="00199bca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eration Serif" fo:font-size="12pt" fo:font-style="normal" officeooo:paragraph-rsid="0013cfcc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normal" officeooo:paragraph-rsid="001b58a5" style:font-size-asian="12pt" style:font-style-asian="normal" style:font-size-complex="12pt" style:font-style-complex="normal"/>
    </style:style>
    <style:style style:name="T1" style:family="text">
      <style:text-properties officeooo:rsid="0015c108"/>
    </style:style>
    <style:style style:name="T2" style:family="text">
      <style:text-properties fo:color="#000000" fo:letter-spacing="normal" fo:font-style="italic" fo:font-weight="normal" style:font-style-asian="italic" style:font-style-complex="italic"/>
    </style:style>
    <style:style style:name="T3" style:family="text">
      <style:text-properties fo:color="#000000" fo:letter-spacing="normal" fo:font-weight="normal"/>
    </style:style>
    <style:style style:name="T4" style:family="text">
      <style:text-properties fo:color="#000000" fo:letter-spacing="normal" fo:font-weight="normal" officeooo:rsid="0015c108"/>
    </style:style>
    <style:style style:name="T5" style:family="text">
      <style:text-properties fo:color="#000000" fo:letter-spacing="normal" fo:font-weight="normal" officeooo:rsid="00184a00"/>
    </style:style>
    <style:style style:name="T6" style:family="text">
      <style:text-properties fo:color="#000000" fo:letter-spacing="normal" fo:font-weight="normal" officeooo:rsid="00199bca"/>
    </style:style>
    <style:style style:name="T7" style:family="text">
      <style:text-properties fo:color="#000000" fo:letter-spacing="normal" fo:font-weight="normal" officeooo:rsid="001b58a5"/>
    </style:style>
    <style:style style:name="T8" style:family="text">
      <style:text-properties officeooo:rsid="0016e020"/>
    </style:style>
    <style:style style:name="T9" style:family="text">
      <style:text-properties officeooo:rsid="00184a00"/>
    </style:style>
    <style:style style:name="T10" style:family="text">
      <style:text-properties officeooo:rsid="001b58a5"/>
    </style:style>
    <style:style style:name="T11" style:family="text">
      <style:text-properties officeooo:rsid="001ca81f"/>
    </style:style>
    <style:style style:name="T12" style:family="text">
      <style:text-properties officeooo:rsid="001df6eb"/>
    </style:style>
    <style:style style:name="T13" style:family="text">
      <style:text-properties officeooo:rsid="001fe924"/>
    </style:style>
    <style:style style:name="T14" style:family="text">
      <style:text-properties officeooo:rsid="001fff65"/>
    </style:style>
    <style:style style:name="T15" style:family="text">
      <style:text-properties fo:font-style="italic" officeooo:rsid="001b58a5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n immunodeficiency virus type 1 (HIV-1) — the causative agent of acquired immune deficiency</text:p>
      <text:p text:style-name="P2">syndrome (AIDS) — contributed to the deaths of close to 1 million people in 2017 and continues to affect roughly 37 million people worldwide (<text:span text:style-name="T8">HIV/AIDS Fact Sheet </text:span>WHO 2018). About 1.8 million people also became infected with HIV-1 that same year despite significant improvements in prevention, which highlights the ongoing need for <text:span text:style-name="T10">methods</text:span> to block HIV-1 transmission (<text:span text:style-name="T8">HIV/AIDS Fact Sheet </text:span>WHO 2018). A major focus of HIV prevention research is the HIV-1 gp120 surface envelope glycoprotein, which enables HIV to enter the cells of our immune system and presents a major target of the adaptive immune response. On the exterior of gp120, there are five hypervariable loop regions (V1-V5) characterized by high mutation rates and abundant glycosylation, both of which enable HIV-1 to elude the adaptive immune response (Wood et al. 2009 <text:span text:style-name="T2">PLOS Pathog.</text:span><text:span text:style-name="T4"> 5</text:span>). Changes to the length, composition, and glycosylation of these gp120 variable loops have been demonstrated to substantially impact HIV-1 transmission rates by modulating sensitivity to mucosal immunity and replicative fitness (Nabatovf et al. 2006 <text:span text:style-name="T2">FEBS J</text:span><text:span text:style-name="T3"> </text:span><text:span text:style-name="T5">273</text:span>; van Gils et al. 2011 <text:span text:style-name="T2">J. Virol.</text:span><text:span text:style-name="T3"> </text:span><text:span text:style-name="T6">85</text:span>). Insertion and deletion events (indels) are known to be an important source of variation in the gp120 variable loops that contribute to these changes; however, indels remain a<text:span text:style-name="T11">n</text:span> understudied mechanism in the evolution of gp120 and the HIV-1 genome as a whole.</text:p>
      <text:p text:style-name="P1"/>
      <text:p text:style-name="P2">I have made significant contributions to this knowledge gap through a phylogenetic analysis of over 6,500 anonymized HIV-1 sequences from patients worldwide. Using sequence collection dates, I fit a ‘molecular clock’ model to these data that <text:span text:style-name="T11">permitted infection</text:span> phylogenies <text:span text:style-name="T11">to be rescaled</text:span> <text:span text:style-name="T11">back </text:span>in time. Based on these scaled trees, I was able to reconstruct the rates, lengths and compositions of indels in the five variable loops of gp120, and compared these outputs across seven major evolutionary groups of HIV-1. My findings are novel data without precedent in HIV research (manuscript submitted) and represent the first comprehensive survey of indel evolution in gp120 across the HIV-1 subtypes, with significant implications for HIV transmission and pathogenesis (Chohan et al. 2005 <text:span text:style-name="T2">J. Virol.</text:span><text:span text:style-name="T3"> </text:span><text:span text:style-name="T6">79</text:span>; <text:s/>Derdeyn et al. 2004 <text:span text:style-name="T2">Science</text:span><text:span text:style-name="T3"> </text:span>303).</text:p>
      <text:p text:style-name="P3"/>
      <text:p text:style-name="P4">Having studied indel evolution among hosts in HIV-1 populations, my current aim is to extend these phylogenetic techniques to examine indel evolution within hosts using HIV-1 sequence data collected from the same infected individual over time. Analyzing within-host data will enhance the accuracy of indel rate estimations in gp120, as the shorter sampling time intervals will reduce the effects of natural selection acting on indels. <text:span text:style-name="T13">In addition to gp120, this </text:span>analysis <text:span text:style-name="T12">can easily be extended </text:span>to examine indel evolution across the HIV-1 genome. My <text:span text:style-name="T13">second</text:span> aim is to study the composition and origin of insertion sequences within HIV-1. While insertions in key regions of the HIV-1 genome have been demonstrated to enhance viral fitness (Aralaguppe et al. 2017 <text:span text:style-name="T2">J. Med. Virol.</text:span><text:span text:style-name="T3"> </text:span><text:span text:style-name="T7">89</text:span>), we lack a basic understanding of what factors determine insertion length and composition. I will address this understudied topic by applying ancestral reconstruction methods to HIV-1 within-host phylogenies, extracting insertion events, and developing a predictive model that best describes their compositions and suggests potential mechanisms as to how they arise. <text:span text:style-name="T9">I</text:span>nsertion composition and origin has significant implications not only for HIV-1 transmission fitness and immune evasion within gp120, but for other outcomes like HIV-1 infectivity within the gag gene and HIV-1 drug resistance within the <text:span text:style-name="T1">pol</text:span> gene <text:span text:style-name="T14">too </text:span>(de Jong et al. 1999 <text:span text:style-name="T15">AIDS</text:span><text:span text:style-name="T10"> 13</text:span>; Aralaguppe et al. 2017 <text:span text:style-name="T2">J. Med. Virol. </text:span><text:span text:style-name="T7">89</text:span>). My work on insertions and deletions promises to better characterize this evolutionary mechanism of HIV-1, and thereby open new areas of research on HIV-1 adaptation and transmiss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4:08:36.443487893</meta:creation-date>
    <dc:date>2019-01-28T18:54:06.215965815</dc:date>
    <meta:editing-duration>PT1M58S</meta:editing-duration>
    <meta:editing-cycles>1</meta:editing-cycles>
    <meta:document-statistic meta:table-count="0" meta:image-count="0" meta:object-count="0" meta:page-count="1" meta:paragraph-count="4" meta:word-count="614" meta:character-count="3987" meta:non-whitespace-character-count="3374"/>
    <meta:generator>LibreOffice/6.0.7.3$Linux_X86_64 LibreOffice_project/00m0$Build-3</meta:generator>
  </office:meta>
</office:document-meta>
</file>